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6" office:value-type="string" calcext:value-type="string">
            <text:p>Mens. 08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09-11" calcext:value-type="date">
            <text:p>11/09/2024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6" office:value-type="string" calcext:value-type="string">
            <text:p>Mens. 09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0-10" calcext:value-type="date">
            <text:p>10/10/2024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6" office:value-type="string" calcext:value-type="string">
            <text:p>Mens. 10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1-12" calcext:value-type="date">
            <text:p>12/11/2024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6" office:value-type="string" calcext:value-type="string">
            <text:p>Mens. 11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2-13" calcext:value-type="date">
            <text:p>13/12/2024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6" office:value-type="string" calcext:value-type="string">
            <text:p>Mens. 12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5-01-06" calcext:value-type="date">
            <text:p>06/01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6" office:value-type="string" calcext:value-type="string">
            <text:p>Mens. 01/2025 (A.C.)</text:p>
          </table:table-cell>
          <table:table-cell table:style-name="ce28" office:value-type="float" office:value="300" calcext:value-type="float">
            <text:p>30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2-13" calcext:value-type="date">
            <text:p>13/02/2025</text:p>
          </table:table-cell>
          <table:table-cell table:style-name="ce28"/>
          <table:table-cell table:style-name="ce36" office:value-type="string" calcext:value-type="string">
            <text:p>Desconto 30,00 -Transf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6" office:value-type="string" calcext:value-type="string">
            <text:p>Mens. 0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3-27" calcext:value-type="date">
            <text:p>27/03/2025</text:p>
          </table:table-cell>
          <table:table-cell table:style-name="ce28" table:formula="of:=[.C8]-[.F8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6" office:value-type="string" calcext:value-type="string">
            <text:p>Mens. 03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4-15" calcext:value-type="date">
            <text:p>15/04/2025</text:p>
          </table:table-cell>
          <table:table-cell table:style-name="ce28" table:formula="of:=[.C9]-[.F9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6" office:value-type="string" calcext:value-type="string">
            <text:p>Mens. 04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0]-[.F10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6" office:value-type="string" calcext:value-type="string">
            <text:p>Mens. 05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1]-[.F11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6" office:value-type="string" calcext:value-type="string">
            <text:p>Mens. 06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7-04" calcext:value-type="date">
            <text:p>04/07/2025</text:p>
          </table:table-cell>
          <table:table-cell table:style-name="ce28" table:formula="of:=[.C12]-[.F1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6" office:value-type="string" calcext:value-type="string">
            <text:p>Mens. 07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8-06" calcext:value-type="date">
            <text:p>06/08/2025</text:p>
          </table:table-cell>
          <table:table-cell table:style-name="ce28" table:formula="of:=[.C13]-[.F13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6" office:value-type="string" calcext:value-type="string">
            <text:p>Mens. 08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não</text:p>
          </table:table-cell>
          <table:table-cell table:style-name="ce28" office:value-type="float" office:value="0" calcext:value-type="float">
            <text:p>-</text:p>
          </table:table-cell>
          <table:table-cell table:style-name="ce17"/>
          <table:table-cell table:style-name="ce28" table:formula="of:=[.C14]-[.F14]" office:value-type="float" office:value="270" calcext:value-type="float">
            <text:p>270,00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14])" office:value-type="float" office:value="270" calcext:value-type="float">
            <text:p>270,00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date-style style:name="N120">
      <number:month number:textual="true"/>
      <number:text> </number:text>
      <number:year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. </number:text>
      <number:month number:textual="true"/>
      <number:text> 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currency-style style:name="N127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 number:style="long"/>
      <number:text>.</number:text>
      <number:month number:style="long"/>
      <number:text>.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text>(</number:text>
      <number:number number:decimal-places="2" number:min-decimal-places="2" number:min-integer-digits="1" number:grouping="true"/>
      <number:text>)</number:text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date-style style:name="N132">
      <number:day number:style="long"/>
      <number:text>. 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6.4487597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6.449850465">00:00:00</text:time></text:span><text:span text:style-name="MT2"><text:time style:data-style-name="N2" text:time-value="14:08:16.449873340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09-01T14:08:16.793863503</dc:date>
    <meta:editing-cycles>685</meta:editing-cycles>
    <meta:editing-duration>PT52M47S</meta:editing-duration>
    <meta:print-date>2022-07-04T10:09:13.162219555</meta:print-date>
    <meta:document-statistic meta:table-count="1" meta:cell-count="105" meta:object-count="0"/>
    <meta:user-defined meta:name="Info 0"/>
    <meta:user-defined meta:name="Info 1"/>
    <meta:user-defined meta:name="Info 2"/>
    <meta:user-defined meta:name="Info 3"/>
  </office:meta>
</office:document-meta>
</file>